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0.482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1.528cm"/>
    </style:style>
    <style:style style:name="co5" style:family="table-column">
      <style:table-column-properties fo:break-before="auto" style:column-width="1.381cm"/>
    </style:style>
    <style:style style:name="co6" style:family="table-column">
      <style:table-column-properties fo:break-before="auto" style:column-width="0.321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0.385cm"/>
    </style:style>
    <style:style style:name="co11" style:family="table-column">
      <style:table-column-properties fo:break-before="auto" style:column-width="1.815cm"/>
    </style:style>
    <style:style style:name="co12" style:family="table-column">
      <style:table-column-properties fo:break-before="auto" style:column-width="0.513cm"/>
    </style:style>
    <style:style style:name="co13" style:family="table-column">
      <style:table-column-properties fo:break-before="auto" style:column-width="1.595cm"/>
    </style:style>
    <style:style style:name="co14" style:family="table-column">
      <style:table-column-properties fo:break-before="auto" style:column-width="1.617cm"/>
    </style:style>
    <style:style style:name="co15" style:family="table-column">
      <style:table-column-properties fo:break-before="auto" style:column-width="0.674cm"/>
    </style:style>
    <style:style style:name="co16" style:family="table-column">
      <style:table-column-properties fo:break-before="auto" style:column-width="0.328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0.815cm"/>
    </style:style>
    <style:style style:name="co19" style:family="table-column">
      <style:table-column-properties fo:break-before="auto" style:column-width="0.66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71cm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71cm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5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8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none" fo:background-color="#dee6ef" fo:border-left="none" fo:padding="0.071cm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71cm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71cm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71cm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61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67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66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71cm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70" style:family="table-cell" style:parent-style-name="Default">
      <style:table-cell-properties fo:border="none" fo:padding="0.071cm"/>
    </style:style>
    <style:style style:name="ce171" style:family="table-cell" style:parent-style-name="Default">
      <style:table-cell-properties fo:border="none" fo:padding="0.071cm"/>
      <style:text-properties style:text-underline-style="none"/>
    </style:style>
    <style:style style:name="ce172" style:family="table-cell" style:parent-style-name="Default">
      <style:table-cell-properties fo:border="none" fo:padding="0.071cm"/>
      <style:text-properties fo:color="#808080"/>
    </style:style>
    <style:style style:name="ce173" style:family="table-cell" style:parent-style-name="Default">
      <style:table-cell-properties fo:border="none" fo:padding="0.071cm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71cm"/>
    </style:style>
    <style:style style:name="ce176" style:family="table-cell" style:parent-style-name="Default">
      <style:table-cell-properties fo:padding="0.071cm"/>
      <style:text-properties fo:font-style="normal" style:font-style-asian="normal" style:font-style-complex="normal"/>
    </style:style>
    <style:style style:name="ce175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77" style:family="table-cell" style:parent-style-name="Default">
      <style:table-cell-properties fo:background-color="#dddddd" fo:padding="0.071cm"/>
    </style:style>
    <style:style style:name="ce80" style:family="table-cell" style:parent-style-name="Default">
      <style:table-cell-properties fo:background-color="#e8f2a1" fo:padding="0.071cm"/>
    </style:style>
    <style:style style:name="ce87" style:family="table-cell" style:parent-style-name="Default">
      <style:table-cell-properties fo:padding="0.071cm"/>
      <style:text-properties fo:color="#780373"/>
    </style:style>
    <style:style style:name="ce76" style:family="table-cell" style:parent-style-name="Default">
      <style:table-cell-properties fo:background-color="#fff5ce" fo:padding="0.071cm"/>
    </style:style>
    <style:style style:name="ce179" style:family="table-cell" style:parent-style-name="Default">
      <style:table-cell-properties fo:background-color="#dddddd" fo:padding="0.071cm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71cm"/>
      <style:text-properties fo:font-style="italic" style:font-style-asian="italic" style:font-style-complex="italic"/>
    </style:style>
    <style:style style:name="ce85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4.7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34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4" table:default-cell-style-name="ce163"/>
        <table:table-column table:style-name="co9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number-columns-repeated="3" table:default-cell-style-name="Default"/>
        <table:table-row table:style-name="ro1">
          <table:table-cell table:style-name="ce123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9.034cm" svg:height="4.973cm" svg:x="40.121cm" svg:y="1.308cm" draw:caption-point-x="-14.229cm" draw:caption-point-y="-1.298cm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8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0]" office:value-type="float" office:value="4.08" calcext:value-type="float">
            <text:p>4.08</text:p>
          </table:table-cell>
          <table:table-cell table:style-name="ce124" table:formula="of:=[.E70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 ist (mt, mk(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5" calcext:value-type="float">
            <text:p>4.17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6" calcext:value-type="float">
            <text:p>4.17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4.144" calcext:value-type="float">
            <text:p>4.1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See von Galiläa (von Genezareth): sieht zwei Brüder (Simun u. Andres) <text:s/>// Lk 5:1 das Volk drängte, das Wort Gottes zu hö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2" calcext:value-type="float">
            <text:p>4.12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2" calcext:value-type="float">
            <text:p>1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4.16" calcext:value-type="float">
            <text:p>4.160</text:p>
          </table:table-cell>
          <table:table-cell table:style-name="ce133" office:value-type="float" office:value="4.163" calcext:value-type="float">
            <text:p>4.16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6" calcext:value-type="float">
            <text:p>4.1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Der Unglaube der Einwohner von Nazareth/Die Verkündigung in der Synagoge von Nazar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4" calcext:value-type="float">
            <text:p>13.54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1" calcext:value-type="float">
            <text:p>4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Heute ist diese Schrift vor euren Ohren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8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5" calcext:value-type="float">
            <text:p>13.5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6" calcext:value-type="float">
            <text:p>4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Verwundert sich über den Unglau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1" calcext:value-type="float">
            <text:p>4.171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15" calcext:value-type="float">
            <text:p>4.31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2" calcext:value-type="float">
            <text:p>4.172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3" calcext:value-type="float">
            <text:p>4.17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4" calcext:value-type="float">
            <text:p>4.17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Default"/>
          <table:table-cell table:style-name="ce162" office:value-type="float" office:value="1.22" calcext:value-type="float">
            <text:p>1.22</text:p>
          </table:table-cell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uchen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Ich muss auch andern Städten (Mk: Flecken) vom Evangelium vom Reich verkünden, dann dazu bin ich gesand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01" calcext:value-type="float">
            <text:p>5.0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 office:value-type="string" calcext:value-type="string">
            <text:p>Jesus beginnt zu predigen: Die Zeit ist erfüllt, und das Reich Gottes ist nahe gekommen. Tut Buße und glaubt an das Evangelium.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5" calcext:value-type="float">
            <text:p>4.175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5" calcext:value-type="float">
            <text:p>1.15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olksmenge drängte, das Wort Gottes zu hö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" calcext:value-type="float">
            <text:p>4.180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6" calcext:value-type="float">
            <text:p>1.1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Zwei Schiffe am See, Fischer wuschen Netz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7" calcext:value-type="float">
            <text:p>4.177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7" calcext:value-type="float">
            <text:p>1.15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lehrt Volksmengen vom Schiff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8" calcext:value-type="float">
            <text:p>4.178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8" calcext:value-type="float">
            <text:p>1.15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4" calcext:value-type="float">
            <text:p>5.0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zu Simon: Fahre auf die Tiefe und fische – Simon macht einen grossen Fang, so dass das Netz reis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9" calcext:value-type="float">
            <text:p>4.179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9" calcext:value-type="float">
            <text:p>1.15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239" calcext:value-type="float">
            <text:p>1.23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mon: Gehe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Default"/>
          <table:table-cell table:style-name="ce162" office:value-type="float" office:value="1.39" calcext:value-type="float">
            <text:p>1.39</text:p>
          </table:table-cell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5" calcext:value-type="float">
            <text:p>5.10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5.11" calcext:value-type="float">
            <text:p>5.1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reas und ein weiterer Jünger folgen Jesus nach (lk: <text:span text:style-name="T5">sie</text:span><text:span text:style-name="T6">)</text:span>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8" office:value-type="float" office:value="1.451" calcext:value-type="float">
            <text:p>1.45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8" office:value-type="float" office:value="1.452" calcext:value-type="float">
            <text:p>1.452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ückzug in die Wüsteneien zum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8" office:value-type="float" office:value="9.061" calcext:value-type="float">
            <text:p>9.06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" calcext:value-type="float">
            <text:p>2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38" office:value-type="float" office:value="5.241" calcext:value-type="float">
            <text:p>5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75" calcext:value-type="float">
            <text:p>5.0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er Sohn des Menschen hat Gewalt, auf der Erde Sünden zu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25" office:value-type="float" office:value="9.062" calcext:value-type="float">
            <text:p>9.062</text:p>
          </table:table-cell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25" office:value-type="float" office:value="5.242" calcext:value-type="float">
            <text:p>5.242</text:p>
          </table:table-cell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eines neuen Kleides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7" calcext:value-type="float">
            <text:p>5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neuer Wein in alte Schläu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2" calcext:value-type="float">
            <text:p>13.58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Habt ihr nicht gelesen, was David t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4" calcext:value-type="float">
            <text:p>12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6" calcext:value-type="float">
            <text:p>2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vid ging in das Haus Gottes und ass die Schaubrote, er und die mit ihm nicht essen durften (Mk: unter Abjatha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261" calcext:value-type="float">
            <text:p>2.2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045" calcext:value-type="float">
            <text:p>6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bt ihr nicht im Gesetz gelesen, dass an den Sabbaten die Priester den Tempel entheiligen und schuldlos si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6" calcext:value-type="float">
            <text:p>12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262" calcext:value-type="float">
            <text:p>2.2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049" calcext:value-type="float">
            <text:p>6.0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össeres als der Tempel <text:s/>ist hi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(lk: rechter)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1" calcext:value-type="float">
            <text:p>12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5" calcext:value-type="float">
            <text:p>3.02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6.075" calcext:value-type="float">
            <text:p>6.07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t: Wer wird ein Schaf, das in die Grube gefallen ist, am Sabbat rett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 // Hand wird geheil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Es erkennt, dass er umgebracht werden soll und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55" calcext:value-type="float">
            <text:p>12.1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9" calcext:value-type="float">
            <text:p>3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3"/>
          <table:table-cell office:value-type="string" calcext:value-type="string">
            <text:p>Jesus sagt den Jüngern, sie sollen ein Boot für ihn bereithalten, wegen der Volksmenge, die ihn bedrängt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n der Nach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/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/>
          <table:table-cell office:value-type="string" calcext:value-type="string">
            <text:p>Als es Tag wird, Ruft Jünger, erwählt aus ihnen 12, nennt sie Apostel // gibt Gewalt über unreine Geister (austreiben) und Krankheit zu <text:s/>heilen // Augesandt, zu predigen <text:s/>(Vgl Mk 6:7-11, Lk 9:1-5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4" calcext:value-type="float">
            <text:p>3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1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unreingen Geister sagen/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8" calcext:value-type="float">
            <text:p>8.04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1" calcext:value-type="float">
            <text:p>7.01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achdem alle Worte vor Ohren des Volkes vollendet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2" calcext:value-type="float">
            <text:p>7.012</text:p>
          </table:table-cell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office:value-type="string" calcext:value-type="string">
            <text:p><text:s/>Jesus geht nach Kapernaum, ein Hauptmann bittet ih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6" office:value-type="float" office:value="8.061" calcext:value-type="float">
            <text:p>8.06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u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6" office:value-type="float" office:value="8.062" calcext:value-type="float">
            <text:p>8.0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 (mt: Senden der Aeltesten wird nicht erwähn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4" calcext:value-type="float">
            <text:p>7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sagen, der Hauptmann ist würdig, dass diese Bitte gewährt wird, weil er die Nation liebt und die Synagoge gebau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8" calcext:value-type="float">
            <text:p>8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7" calcext:value-type="float">
            <text:p>7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 ich bin nicht würdig, 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6" calcext:value-type="float">
            <text:p>7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 grosser Prophet ist unter uns erweckt worden und Gott hat sein Volk besucht – Dise Rede über ihn ging aus in ganz Judäa und in der ganzen Umgeg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79" calcext:value-type="float">
            <text:p>7.1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hat seine Befehle an die 12 Jünger vollendet, lehrt nun in den Städ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Johannes Jünger berichten dies alles / Johannes hört im Gefängnis die Werke des Crhistu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2" calcext:value-type="float">
            <text:p>7.1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4" calcext:value-type="float">
            <text:p>7.19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2" calcext:value-type="float">
            <text:p>7.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5" calcext:value-type="float">
            <text:p>7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hr es annehmen wollt: er ist Elias, der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6" calcext:value-type="float">
            <text:p>7.2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Ohren hat zu hören, der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52" calcext:value-type="float">
            <text:p>11.1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28" calcext:value-type="float">
            <text:p>7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ter den von Frauen Geborenen ist kein grösserer Prophet als Johannes der Täufer, aber der kleinste im Reich Gottes ist grösser als 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2" calcext:value-type="float">
            <text:p>11.1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4" calcext:value-type="float">
            <text:p>11.19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e Sünderin salbt Jesu Füs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9" calcext:value-type="float">
            <text:p>7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: Wenn dieser ein Prophet wäre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8" calcext:value-type="float">
            <text:p>7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pricht zu ihr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<text:span text:style-name="T3">Jesus zieht umher durch alle Städte und Dörfer, lehrt in Synagogen, predigt Evangelium des Reiches und heilt jede Krankheit und jedes Gebrechen (Lk: die 12 mit ihm)</text:span>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34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38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3" calcext:value-type="float">
            <text:p>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8" calcext:value-type="float">
            <text:p>8.08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 …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9" calcext:value-type="float">
            <text:p>13.0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Ohren hat, hör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41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Als er allein war – Jünger: warum redest du in Gleichnissen / was mag dieses Gleichnis sei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2" calcext:value-type="float">
            <text:p>13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1" calcext:value-type="float">
            <text:p>8.1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hat, dem wird gegeb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3" office:value-type="float" office:value="4.113" calcext:value-type="float">
            <text:p>4.113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3" office:value-type="float" office:value="8.102" calcext:value-type="float">
            <text:p>8.102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Hört nun das Gleichnis vom Säman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9" calcext:value-type="float">
            <text:p>4.11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02" calcext:value-type="float">
            <text:p>8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3" calcext:value-type="float">
            <text:p>8.1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5" calcext:value-type="float">
            <text:p>13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string" calcext:value-type="string">
            <text:p>4,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3" calcext:value-type="float">
            <text:p>8.1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Fasst ihr dieses Gleichnis nicht … wie werdet ihr all die Gleichnisse verstehe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4" calcext:value-type="float">
            <text:p>8.1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5" calcext:value-type="float">
            <text:p>8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6" calcext:value-type="float">
            <text:p>13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6" calcext:value-type="float">
            <text:p>8.1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Der Sämann sät das Wort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9" calcext:value-type="float">
            <text:p>13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456" calcext:value-type="float">
            <text:p>4.1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So oft jemand das Wort vom Reich hört und nicht versteht…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4" calcext:value-type="float">
            <text:p>13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1" calcext:value-type="float">
            <text:p>8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Ohne Gleichnis redete Jesus nicht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2" calcext:value-type="float">
            <text:p>4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2" calcext:value-type="float">
            <text:p>8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office:value-type="string" calcext:value-type="string">
            <text:p>damit Prophet erfüllt wird: Ich werde meinen Mund auftun in Gleichnissen, ich werde aussprechen, was von Grundlegung der Welt an verborgen war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3" calcext:value-type="float">
            <text:p>13.5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3" calcext:value-type="float">
            <text:p>4.3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3" calcext:value-type="float">
            <text:p>8.1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Gleichnisse volended, Jesus ging we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eres Gleichnis: Mensch sät guten Samen auf seinen Ack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7" calcext:value-type="float">
            <text:p>13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6" calcext:value-type="float">
            <text:p>4.2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6" calcext:value-type="float">
            <text:p>8.1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Knechte fragen: Woher aber das Unkraut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" calcext:value-type="float">
            <text:p>13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7" calcext:value-type="float">
            <text:p>4.2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7" calcext:value-type="float">
            <text:p>8.1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Lasst beides zusammen wachsen bis zur Ernte, dann Unkraut verbrennen und Weizen in die Scheune Sammel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s Reich Gottes ist, we wenn ein Mensch den Samen auf das Land wirf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6" calcext:value-type="float">
            <text:p>13.24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4" calcext:value-type="float">
            <text:p>8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office:value-type="string" calcext:value-type="string">
            <text:p>Schiff Richtung jens. Ufer</text:p>
          </table:table-cell>
          <table:table-cell table:style-name="ce170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4.3q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1" calcext:value-type="float">
            <text:p>8.2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table:number-columns-repeated="2"/>
          <table:table-cell table:style-name="ce174" office:value-type="string" calcext:value-type="string">
            <text:p>Schriftgelehrter will nachfolgen, wohin irgend Er geht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52" calcext:value-type="float">
            <text:p>4.3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2" calcext:value-type="float">
            <text:p>8.2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table:number-columns-repeated="2"/>
          <table:table-cell table:style-name="ce174" office:value-type="string" calcext:value-type="string">
            <text:p>Ein anderer Jünger will nachfolgen, aber erst seinen Vater begrab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3" calcext:value-type="float">
            <text:p>8.223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4" calcext:value-type="float">
            <text:p>8.224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/>
          <table:table-cell table:style-name="ce174" office:value-type="string" calcext:value-type="string">
            <text:p>Ein grosses Ungestüm auf dem Se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8" calcext:value-type="float">
            <text:p>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Verwunderung: dass auch Winde und See ihm gehorch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bei ihm sei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l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6" office:value-type="float" office:value="9.181" calcext:value-type="float">
            <text:p>9.181</text:p>
          </table:table-cell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6" office:value-type="float" office:value="9.182" calcext:value-type="float">
            <text:p>9.1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38" office:value-type="float" office:value="8.421" calcext:value-type="float">
            <text:p>8.42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 (mt: ist eben verschied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4" calcext:value-type="float">
            <text:p>5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38" office:value-type="float" office:value="8.422" calcext:value-type="float">
            <text:p>8.42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smengen drängen Jesu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/>
          <table:table-cell table:style-name="ce174" office:value-type="string" calcext:value-type="string">
            <text:p>Frau mit Blutfluss (seit 12 Jahren), die nicht geheilt werden konnt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4" calcext:value-type="float">
            <text:p>9.20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7" calcext:value-type="float">
            <text:p>5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4" calcext:value-type="float">
            <text:p>8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..rührt Sein Quaste <text:s/>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4" calcext:value-type="float">
            <text:p>5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Sei gutes Mutes Tochter, dein Glaube hat dich geheilt.; gehe hin in Frieden/mk: Sei Gesund von deiner Plag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r der Synagogenvorsteher sagt zum Synagogenvorsteher: 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6" calcext:value-type="float">
            <text:p>9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rücht ging in jenes L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, niemand soll es erfahr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97]" office:value-type="float" office:value="9.34" calcext:value-type="float">
            <text:p>9.34</text:p>
          </table:table-cell>
          <table:table-cell table:style-name="ce124" table:formula="of:=[.E297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5" calcext:value-type="float">
            <text:p>8.5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7" calcext:value-type="float">
            <text:p>5.437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5" calcext:value-type="float">
            <text:p>8.5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01]" office:value-type="float" office:value="10.07" calcext:value-type="float">
            <text:p>10.07</text:p>
          </table:table-cell>
          <table:table-cell table:style-name="ce124" table:formula="of:=[.E301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8" calcext:value-type="float">
            <text:p>6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 (Mk: einen Stab)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02" calcext:value-type="float">
            <text:p>10.10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" calcext:value-type="float">
            <text:p>6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in welches Haus irgend ihr eintretet, dort bleibt, und von dannen geht aus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4" calcext:value-type="float">
            <text:p>10.14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2" calcext:value-type="float">
            <text:p>6.1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so viele euch etwa nicht aufnehmen werden, geht fort aus jener Stadt und schüttelt auch den Staub von euren Füßen, zum Zeugnis gegen sie.</text:p>
          </table:table-cell>
          <table:table-cell table:style-name="ce174"/>
          <table:table-cell table:style-name="ce170"/>
          <table:table-cell table:style-name="ce174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4" calcext:value-type="float">
            <text:p>6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55" calcext:value-type="float">
            <text:p>9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wird Sodom und Gomorra erträglicher gehen am Tag des Gerichts als jener Stadt!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52" calcext:value-type="float">
            <text:p>10.15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001" calcext:value-type="float">
            <text:p>14.001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6.12" calcext:value-type="float">
            <text:p>6.1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Jünger gehen aus und verkündigen das Evangelium (lk), dass die Busse tun sollten (mk)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9.071" calcext:value-type="float">
            <text:p>9.071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2" calcext:value-type="float">
            <text:p>14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72" calcext:value-type="float">
            <text:p>6.2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72" calcext:value-type="float">
            <text:p>9.072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Die Jünger des Johannes verkündigen dem Jesus, dass Johannes getötet wurde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011" calcext:value-type="float">
            <text:p>14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41" calcext:value-type="float">
            <text:p>6.1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ar es Elias, war es einer der Propheten?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2" calcext:value-type="float">
            <text:p>9.1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. Jesu Jünger berichten ihm alles, was sie getan und was sie gelehrt haben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6" calcext:value-type="float">
            <text:p>6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4" calcext:value-type="float">
            <text:p>9.1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office:value-type="string" calcext:value-type="string">
            <text:p>Nach Bethsaida, einem öden Ort (mit dem Schiff)</text:p>
          </table:table-cell>
          <table:table-cell table:style-name="ce175"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Als Jesus hört, dass Johannes tot <text:s/>ist, geht er an einen öden Ort besonders, Und als die Volksmengen es hörten, folgten sie ihm zu Fuss aus den Städ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5" calcext:value-type="float">
            <text:p>6.30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45" calcext:value-type="float">
            <text:p>14.1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5" calcext:value-type="float">
            <text:p>6.3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table:style-name="ce174"/>
          <table:table-cell table:style-name="ce174" office:value-type="string" calcext:value-type="string">
            <text:p>Als es schon spät am Tag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14.13" calcext:value-type="float">
            <text:p>14.13</text:p>
          </table:table-cell>
          <table:table-cell table:style-name="ce28" office:value-type="float" office:value="14.134" calcext:value-type="float">
            <text:p>14.134</text:p>
          </table:table-cell>
          <table:table-cell table:style-name="ce26"/>
          <table:table-cell table:style-name="ce34" office:value-type="float" office:value="14.21" calcext:value-type="float">
            <text:p>14.21</text:p>
          </table:table-cell>
          <table:table-cell table:style-name="ce35"/>
          <table:table-cell table:style-name="ce38"/>
          <table:table-cell table:style-name="ce34" office:value-type="float" office:value="6.31" calcext:value-type="float">
            <text:p>6.31</text:p>
          </table:table-cell>
          <table:table-cell table:style-name="ce16"/>
          <table:table-cell table:style-name="ce34" office:value-type="float" office:value="6.44" calcext:value-type="float">
            <text:p>6.44</text:p>
          </table:table-cell>
          <table:table-cell table:style-name="ce35"/>
          <table:table-cell table:style-name="ce38"/>
          <table:table-cell table:style-name="ce5" office:value-type="float" office:value="9.12" calcext:value-type="float">
            <text:p>9.12</text:p>
          </table:table-cell>
          <table:table-cell table:style-name="ce67" office:value-type="float" office:value="9.122" calcext:value-type="float">
            <text:p>9.122</text:p>
          </table:table-cell>
          <table:table-cell table:style-name="ce34" office:value-type="float" office:value="9.17" calcext:value-type="float">
            <text:p>9.17</text:p>
          </table:table-cell>
          <table:table-cell table:style-name="ce35"/>
          <table:table-cell table:style-name="ce38"/>
          <table:table-cell table:style-name="ce5" office:value-type="float" office:value="6.05" calcext:value-type="float">
            <text:p>6.05</text:p>
          </table:table-cell>
          <table:table-cell table:style-name="ce34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4" calcext:value-type="float">
            <text:p>6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4" calcext:value-type="float">
            <text:p>9.12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2" calcext:value-type="float">
            <text:p>6.0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3"/>
          <table:table-cell table:style-name="ce170" office:value-type="string" calcext:value-type="string">
            <text:p>Der Tag begann sich zu neigen. Entlass sie, damit die Speise finden, denn hier wind wir an einem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6" calcext:value-type="float">
            <text:p>9.12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4" calcext:value-type="float">
            <text:p>6.0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8" calcext:value-type="float">
            <text:p>9.1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22" calcext:value-type="float">
            <text:p>9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9" calcext:value-type="float">
            <text:p>6.0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2" calcext:value-type="float">
            <text:p>9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88" calcext:value-type="float">
            <text:p>6.0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3" calcext:value-type="float">
            <text:p>9.130</text:p>
          </table:table-cell>
          <table:table-cell table:style-name="ce123" office:value-type="float" office:value="9.133" calcext:value-type="float">
            <text:p>9.133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llen wir für 200 Denare Brote kauf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4" calcext:value-type="float">
            <text:p>9.1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" calcext:value-type="float">
            <text:p>6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92" calcext:value-type="float">
            <text:p>6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5000 Mann, sie sollen sich zu je 50 lagern (Mk: zu je 100 und 5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, 12 Handkörbe bleiben übr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61" office:value-type="float" office:value="9.1701" calcext:value-type="float">
            <text:p>9.17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2" calcext:value-type="float">
            <text:p>9.17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3" calcext:value-type="float">
            <text:p>9.17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erkannte, dass sie ihn zum König machen wollten, steigt auf Berg besonders, um zu bet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4" calcext:value-type="float">
            <text:p>9.170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5" calcext:value-type="float">
            <text:p>9.170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6" calcext:value-type="float">
            <text:p>9.170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7" calcext:value-type="float">
            <text:p>9.1707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8" calcext:value-type="float">
            <text:p>9.17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9" calcext:value-type="float">
            <text:p>9.170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" calcext:value-type="float">
            <text:p>9.171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6" calcext:value-type="float">
            <text:p>1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6" calcext:value-type="float">
            <text:p>6.5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1" calcext:value-type="float">
            <text:p>9.171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 und werden gehei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61" office:value-type="float" office:value="9.1712" calcext:value-type="float">
            <text:p>9.171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3" calcext:value-type="float">
            <text:p>9.171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61" office:value-type="float" office:value="9.1714" calcext:value-type="float">
            <text:p>9.17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61" office:value-type="float" office:value="9.1715" calcext:value-type="float">
            <text:p>9.17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344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61" office:value-type="float" office:value="9.1716" calcext:value-type="float">
            <text:p>9.171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7" calcext:value-type="float">
            <text:p>9.171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61" office:value-type="float" office:value="9.1718" calcext:value-type="float">
            <text:p>9.17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9" calcext:value-type="float">
            <text:p>9.17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61" office:value-type="float" office:value="9.172" calcext:value-type="float">
            <text:p>9.172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1" calcext:value-type="float">
            <text:p>9.172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2" calcext:value-type="float">
            <text:p>9.17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29999999999" calcext:value-type="float">
            <text:p>9.17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39999999999" calcext:value-type="float">
            <text:p>9.172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61" office:value-type="float" office:value="9.17249999999999" calcext:value-type="float">
            <text:p>9.172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59999999999" calcext:value-type="float">
            <text:p>9.172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9" calcext:value-type="float">
            <text:p>9.1729</text:p>
          </table:table-cell>
          <table:table-cell table:style-name="ce162" office:value-type="float" office:value="12.01" calcext:value-type="float">
            <text:p>12.01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87" office:value-type="string" calcext:value-type="string">
            <text:p>Hütet euch vor dem Sauerteig der Herodes/Pharisär/Sadduzär (Hier ende der Geschichte in Lk, Anfang der Geschichten in Mt und Mk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7" calcext:value-type="float">
            <text:p>16.07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" calcext:value-type="float">
            <text:p>9.173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il wir keine Brote ha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9" calcext:value-type="float">
            <text:p>16.09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1" calcext:value-type="float">
            <text:p>9.173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Erinnert ihr euch nicht in die Speisung der 5000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" calcext:value-type="float">
            <text:p>16.1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" calcext:value-type="float">
            <text:p>8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2" calcext:value-type="float">
            <text:p>9.173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Oder die der 4000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3" calcext:value-type="float">
            <text:p>9.173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2" calcext:value-type="float">
            <text:p>16.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11" calcext:value-type="float">
            <text:p>8.2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4" calcext:value-type="float">
            <text:p>9.173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 verstehen, dass der Sauerteig die Lehre der Phariäer und der Sadduzäer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5" calcext:value-type="float">
            <text:p>9.173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Bethsaida: Er soll einen Blinden anrü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6" calcext:value-type="float">
            <text:p>9.173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fasst den Blinden bei der Hand, führt in aus dem Dorf hinaus, spützt in seine Au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7" calcext:value-type="float">
            <text:p>9.173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Blinde sieht deutl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6" calcext:value-type="float">
            <text:p>16.1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8" calcext:value-type="float">
            <text:p>9.173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nicht in das Dorf, sag es auch niemand im Dor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8.27" calcext:value-type="float">
            <text:p>8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In Cäsarea/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4" calcext:value-type="float">
            <text:p>16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8.28" calcext:value-type="float">
            <text:p>8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aber antworteten und sprachen: Johannes der Täufer; andere aber: Elias; andere aber, daß einer der alten Propheten auferstanden sei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2" calcext:value-type="float">
            <text:p>8.29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" calcext:value-type="float">
            <text:p>16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7" calcext:value-type="float">
            <text:p>16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1" calcext:value-type="float">
            <text:p>8.29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211" calcext:value-type="float">
            <text:p>9.2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Das ist vom Vater, nicht von Fleisch und Blut offenbart wo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8" calcext:value-type="float">
            <text:p>16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2" calcext:value-type="float">
            <text:p>8.29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212" calcext:value-type="float">
            <text:p>9.21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Du bist Petrus, auf diesen Felsen will ich meine Versammlung 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79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6" office:value-type="float" office:value="8.331" calcext:value-type="float">
            <text:p>8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80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6" office:value-type="float" office:value="8.332" calcext:value-type="float">
            <text:p>8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5" calcext:value-type="float">
            <text:p>9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3" calcext:value-type="float">
            <text:p>17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31" calcext:value-type="float">
            <text:p>17.0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41" calcext:value-type="float">
            <text:p>9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und die anderen waren schläfrig, nach dem Aufwachen sahen sie Seine Herrlichkeit und die zwei Männer bei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4" calcext:value-type="float">
            <text:p>17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uns drei Zelte m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61" office:value-type="float" office:value="9.331" calcext:value-type="float">
            <text:p>9.33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175" calcext:value-type="float">
            <text:p>17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esus bedroht den unreinen Geist und heilt den Knaben und gibt ihn dem Vater zurück. (Wird dieses Thema in lk-11-24 wieder aufgenomm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41" calcext:value-type="float">
            <text:p>9.4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42" calcext:value-type="float">
            <text:p>9.4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43" calcext:value-type="float">
            <text:p>9.4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Ankunft in Kapernaum, Die Zahlung der Tempelsteuer – Stater im Fisch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4" calcext:value-type="float">
            <text:p>17.24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Zahlt eurer Lehrer nicht die Doppeldra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2" calcext:value-type="float">
            <text:p>18.0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as habt ihr auf dem Weg (nach Kapernaum) verhandelt / Wer ist der Grösste im R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ch bin im Namen meines Vaters gekommen und ihr nehmt mich nicht au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23" office:value-type="float" office:value="9.481" calcext:value-type="float">
            <text:p>9.481</text:p>
          </table:table-cell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23" office:value-type="float" office:value="9.482" calcext:value-type="float">
            <text:p>9.4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 // LK: Der Kleinste unter euch allen ist gros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" calcext:value-type="float">
            <text:p>18.060</text:p>
          </table:table-cell>
          <table:table-cell table:style-name="ce136" office:value-type="float" office:value="18.062" calcext:value-type="float">
            <text:p>18.0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9" calcext:value-type="float">
            <text:p>9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: wir sahen jemanden Dämnen austreiben in deinem Namen und wehrten ihm, weil er nicht nachfolg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1" calcext:value-type="float">
            <text:p>18.06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9" calcext:value-type="float">
            <text:p>9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91" calcext:value-type="float">
            <text:p>9.4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iemeand kein ein Wunderwerk in meinem Namen tun und bald übel von mir re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2" calcext:value-type="float">
            <text:p>18.062</text:p>
          </table:table-cell>
          <table:table-cell table:style-name="ce136" office:value-type="float" office:value="18.063" calcext:value-type="float">
            <text:p>18.06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" calcext:value-type="float">
            <text:p>9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" calcext:value-type="float">
            <text:p>9.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lk: Wer nicht gegen euch ist, ist für euch, mk: Wer nicht gegen uns ist, ist für u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6" office:value-type="float" office:value="18.064" calcext:value-type="float">
            <text:p>18.064</text:p>
          </table:table-cell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string" calcext:value-type="string">
            <text:p>9..4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01" calcext:value-type="float">
            <text:p>9.501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9" calcext:value-type="float">
            <text:p>9.3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chafe/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1" calcext:value-type="float">
            <text:p>10.1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4" calcext:value-type="float">
            <text:p>10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ragt weder Börse nocht Tasche, noch Sandalen, und gruesst niemand auf dem We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7" calcext:value-type="float">
            <text:p>11.2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6" calcext:value-type="float">
            <text:p>13.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/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3" calcext:value-type="float">
            <text:p>10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35" calcext:value-type="float">
            <text:p>3.3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Glückselig aber eure Augen, dass sie sehen, und eure Ohren, dass sie hö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41" calcext:value-type="float">
            <text:p>12.2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 er aber ihre Gedanken wusste: 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 (lk: Finger Gottes) 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er Starke bewaffnet seinen Hof bewacht, so ist seine Habe in Frie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3" calcext:value-type="float">
            <text:p>12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2" calcext:value-type="float">
            <text:p>3.2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3" calcext:value-type="float">
            <text:p>11.23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t den Baumt gut oder faul, an der Frucht wird der Baum erkann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3" calcext:value-type="float">
            <text:p>11.2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4" calcext:value-type="float">
            <text:p>1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3" calcext:value-type="float">
            <text:p>3.29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4" calcext:value-type="float">
            <text:p>11.234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Otternbrut, wie könnt ihr Gutes re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5" calcext:value-type="float">
            <text:p>12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4" calcext:value-type="float">
            <text:p>3.29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5" calcext:value-type="float">
            <text:p>11.235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gute Mensch bringt aus dem guten Schatz Gutes hervo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3.295" calcext:value-type="float">
            <text:p>3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 (Reprise von lk-9-42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451" calcext:value-type="float">
            <text:p>12.4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6" calcext:value-type="float">
            <text:p>3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gewisse Frau sagt: Glückselig der Leib, der dich getragen … Er sagt: vielmehr glückselig, die das Wort Gottes hören und bewahr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452" calcext:value-type="float">
            <text:p>12.4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967" calcext:value-type="float">
            <text:p>3.9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7" calcext:value-type="float">
            <text:p>11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ses Geschlecht ist böse: es fordert ein Zeichen und kein Zeichen wird ihm gegen werden als nur das Zeichen Jon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8.111" calcext:value-type="float">
            <text:p>8.11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5" calcext:value-type="float">
            <text:p>11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chmähst u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62" office:value-type="float" office:value="8.15" calcext:value-type="float">
            <text:p>8.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87" office:value-type="string" calcext:value-type="string">
            <text:p>Hütet euch vor dem Sauerteig der Herodes/Pharisär/Sadduzär (Hier ende der Geschichte in Lk, Anfang der Geschichten in Mt und M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97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Nichts <text:s/>verdeckt, was nicht geoffenbart werden soll.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4" calcext:value-type="float">
            <text:p>10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4" calcext:value-type="float">
            <text:p>12.1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Ein Jünger ist nicht über den Lehrer, und ein Knecht nicht über seinen Herr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07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7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09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14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" calcext:value-type="float">
            <text:p>97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18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 oder darstel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520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23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24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25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38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39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43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45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46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6" office:value-type="float" office:value="18.061" calcext:value-type="float">
            <text:p>18.061</text:p>
          </table:table-cell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7.012" calcext:value-type="float">
            <text:p>17.0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7.013" calcext:value-type="float">
            <text:p>17.013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3" calcext:value-type="float">
            <text:p>20.2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9" calcext:value-type="float">
            <text:p>10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1" calcext:value-type="float">
            <text:p>18.3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3" calcext:value-type="float">
            <text:p>9.1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gutes Mutes, er ruft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8" calcext:value-type="float">
            <text:p>10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3" office:value-type="float" office:value="10.469" calcext:value-type="float">
            <text:p>10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56" calcext:value-type="float">
            <text:p>19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" calcext:value-type="float">
            <text:p>9.0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rs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ei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95" calcext:value-type="float">
            <text:p>21.095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2" calcext:value-type="float">
            <text:p>12.01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12" calcext:value-type="float">
            <text:p>2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02" calcext:value-type="float">
            <text:p>11.1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4" calcext:value-type="float">
            <text:p>12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kommt nach Bethani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aria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603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2" calcext:value-type="float">
            <text:p>26.02</text:p>
          </table:table-cell>
          <table:table-cell table:style-name="ce123" office:value-type="float" office:value="26.022" calcext:value-type="float">
            <text:p>26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9" calcext:value-type="float">
            <text:p>12.1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pt ihr nie in den Schriften (Mk:Schrift, Lk: dies, was geschrieben steht) gelesen: 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619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621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622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9" calcext:value-type="float">
            <text:p>12.19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28" calcext:value-type="float">
            <text:p>20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<text:span text:style-name="T7">Frage</text:span>: Mose hat gesagt …. es waren aber sieben Brüd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2" calcext:value-type="float">
            <text:p>22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6" calcext:value-type="float">
            <text:p>12.2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7" calcext:value-type="float">
            <text:p>20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aß aber die Toten auferstehen, hat auch Mose angedeutet "im Dornbusch", wenn er den Herrn "den Gott Abrahams und den Gott Isaaks und den Gott Jakobs" n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1" calcext:value-type="float">
            <text:p>12.21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371" calcext:value-type="float">
            <text:p>20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Pharisäer hören, dass Er die Sadduzäer zum Schweigen gebracht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6" calcext:value-type="float">
            <text:p>22.36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372" calcext:value-type="float">
            <text:p>20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riftgelehrter fragt: was ist das Grösste Gebo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2" calcext:value-type="float">
            <text:p>2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7" calcext:value-type="float">
            <text:p>12.27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8" calcext:value-type="float">
            <text:p>20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Er ist aber nicht Gott der Toten, sondern der Lebendigen (Lk: für ihn leben alle, Mk: ihr irrt also seh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34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41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2" calcext:value-type="float">
            <text:p>14.032</text:p>
          </table:table-cell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7" calcext:value-type="float">
            <text:p>12.1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7" calcext:value-type="float">
            <text:p>26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4" calcext:value-type="float">
            <text:p>14.0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8" calcext:value-type="float">
            <text:p>12.1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Frau mit einem Alabasterfläschchen giesst Narde auf Sein Haup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075" calcext:value-type="float">
            <text:p>26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35" calcext:value-type="float">
            <text:p>14.035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essen. Martha diente. Lazarus lag mit ihm zu Tis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2" calcext:value-type="float">
            <text:p>21.0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9" calcext:value-type="float">
            <text:p>12.1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3" calcext:value-type="float">
            <text:p>21.0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4" calcext:value-type="float">
            <text:p>21.0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4.005" calcext:value-type="float">
            <text:p>14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05" calcext:value-type="float">
            <text:p>22.0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23" office:value-type="float" office:value="26.024" calcext:value-type="float">
            <text:p>26.02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1" calcext:value-type="float">
            <text:p>14.011</text:p>
          </table:table-cell>
          <table:table-cell/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nahte (Mk: nach zwei Tagen) das Passah (Mk: und das Fest der ungesäuerten Bro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3" calcext:value-type="float">
            <text:p>14.013</text:p>
          </table:table-cell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2" calcext:value-type="float">
            <text:p>22.02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68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4" calcext:value-type="float">
            <text:p>19.1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5" calcext:value-type="float">
            <text:p>19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rübergehende lästern ihn. [Offb 16:9,11,21]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und betet. dass ihr nicht in Versuchung komm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9" calcext:value-type="float">
            <text:p>26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6" calcext:value-type="float">
            <text:p>1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2" calcext:value-type="float">
            <text:p>22.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es möglich ist, so gehe dieser Kelch an mir vorüber; doch nicht wie ich will, sondern wie du willst. // Mk: Alles ist dir möglich // Lk: Wenn du diesen Kelch wegnehmen will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2" calcext:value-type="float">
            <text:p>26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9" calcext:value-type="float">
            <text:p>14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21" calcext:value-type="float">
            <text:p>22.4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zweiten Mal: wenn dieser Kelch nicht [an mir] vorübergehen kann, ohne daß ich ihn trinke, so geschehe dein Wille. // Mk: wiederu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4" calcext:value-type="float">
            <text:p>26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09" calcext:value-type="float">
            <text:p>14.4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22" calcext:value-type="float">
            <text:p>22.4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drit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39" calcext:value-type="float">
            <text:p>26.4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08" calcext:value-type="float">
            <text:p>14.4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6" calcext:value-type="float">
            <text:p>22.4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chlaft ihr? Steht auf und betet, dass ihr nicht in Versuchung komm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5" calcext:value-type="float">
            <text:p>26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1" calcext:value-type="float">
            <text:p>1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23" calcext:value-type="float">
            <text:p>22.42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 schlaft denn fort und ruht euch aus, siehe die Stunde ist nahe ge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4" calcext:value-type="float">
            <text:p>26.5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9" calcext:value-type="float">
            <text:p>14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ollten die Schriften erfüll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2" calcext:value-type="float">
            <text:p>26.5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4" calcext:value-type="float">
            <text:p>14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81" calcext:value-type="float">
            <text:p>26.5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2" calcext:value-type="float">
            <text:p>14.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Ich bin›s» - Alle wichen zurück und fielen zu Bo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6" calcext:value-type="float">
            <text:p>14.5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8" calcext:value-type="float">
            <text:p>14.5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2" calcext:value-type="float">
            <text:p>26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1" calcext:value-type="float">
            <text:p>14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1" calcext:value-type="float">
            <text:p>18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 Petrus: Stecke das Schwert in die Scheide/an seinen O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5" calcext:value-type="float">
            <text:p>14.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Hohenpriester aber und das ganze Synedrium suchten Zeugnis gegen Jesus, um ihn zum Tod zu bringen; und sie fanden keines.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4" calcext:value-type="float">
            <text:p>26.56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" calcext:value-type="float">
            <text:p>14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5" calcext:value-type="float">
            <text:p>22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5" calcext:value-type="float">
            <text:p>18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liessen Jesus und flo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8" calcext:value-type="float">
            <text:p>26.58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4" calcext:value-type="float">
            <text:p>14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2" calcext:value-type="float">
            <text:p>18.15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mon Petrus aber folgte Jesu und der andere Jünger. Dieser Jünger aber war dem Hohenpriester bekannt und ging mit Jesu hinein in den Hof des Hohenpriesters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4" calcext:value-type="float">
            <text:p>18.154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2" calcext:value-type="float">
            <text:p>18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27" calcext:value-type="float">
            <text:p>18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 (Joh: der Hahn kräh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2" calcext:value-type="float">
            <text:p>27.02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1" calcext:value-type="float">
            <text:p>18.28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 ins Prätori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9" calcext:value-type="float">
            <text:p>18.28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85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4" calcext:value-type="float">
            <text:p>18.28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2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3" calcext:value-type="float">
            <text:p>18.28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5" calcext:value-type="float">
            <text:p>18.28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1" calcext:value-type="float">
            <text:p>23.03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5" calcext:value-type="float">
            <text:p>27.11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5" calcext:value-type="float">
            <text:p>15.02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4" calcext:value-type="float">
            <text:p>23.0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7" calcext:value-type="float">
            <text:p>18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agst 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111" calcext:value-type="float">
            <text:p>23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3" calcext:value-type="float">
            <text:p>15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31" calcext:value-type="float">
            <text:p>2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372" calcext:value-type="float">
            <text:p>18.3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 klagen ihn vieler Ding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6" calcext:value-type="float">
            <text:p>27.1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8" calcext:value-type="float">
            <text:p>18.38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8.331" calcext:value-type="float">
            <text:p>18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5" calcext:value-type="float">
            <text:p>23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1" calcext:value-type="float">
            <text:p>18.3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wiegelt das Volk auf, indem er durch ganz Judäa hin lehrt, anfangend von Galiläa bis hier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5" calcext:value-type="float">
            <text:p>15.0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55" calcext:value-type="float">
            <text:p>23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2" calcext:value-type="float">
            <text:p>18.3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antwortet nichts, Pilatus verwunder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5" calcext:value-type="float">
            <text:p>27.1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1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6" calcext:value-type="float">
            <text:p>23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3" calcext:value-type="float">
            <text:p>18.3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fragt, ob der Mensch ein Galiläer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4" calcext:value-type="float">
            <text:p>18.384</text:p>
          </table:table-cell>
          <table:table-cell table:style-name="ce136" office:value-type="float" office:value="18.28177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5" calcext:value-type="float">
            <text:p>18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6" calcext:value-type="float">
            <text:p>18.386</text:p>
          </table:table-cell>
          <table:table-cell table:style-name="ce136" office:value-type="float" office:value="18.288" calcext:value-type="float">
            <text:p>18.28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13" calcext:value-type="float">
            <text:p>15.13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3" office:value-type="float" office:value="18.387" calcext:value-type="float">
            <text:p>18.387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erurteilung Jesu durch die Volksmenge («er werde gekreuzigt»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4" calcext:value-type="float">
            <text:p>27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1" calcext:value-type="float">
            <text:p>15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4" calcext:value-type="float">
            <text:p>23.1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ilatus richtet nichts aus, wäscht Hände in Wasser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5" calcext:value-type="float">
            <text:p>27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2" calcext:value-type="float">
            <text:p>15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 Blut komme über uns und unsere Ki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2" calcext:value-type="float">
            <text:p>18.3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 am Fe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51" calcext:value-type="float">
            <text:p>27.1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9" calcext:value-type="float">
            <text:p>15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4" calcext:value-type="float">
            <text:p>18.39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llt ihr, dass ich euch den König der Juden freige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7" calcext:value-type="float">
            <text:p>2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2" calcext:value-type="float">
            <text:p>23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oder Jesu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9" calcext:value-type="float">
            <text:p>2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3" calcext:value-type="float">
            <text:p>23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ährend Pilatus auf dem Richterstuhl (vgl joh-19-13) sass, sandte seine Frau zu ihm…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" calcext:value-type="float">
            <text:p>27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4" calcext:value-type="float">
            <text:p>23.17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, Aelteste überreden die Volksmengen, dass sie um Barabbas bäten, Jesus aber umbräch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1" calcext:value-type="float">
            <text:p>2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1" calcext:value-type="float">
            <text:p>15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8" calcext:value-type="float">
            <text:p>2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4" calcext:value-type="float">
            <text:p>18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n wollt ihr? Barabbas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2" calcext:value-type="float">
            <text:p>27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2" calcext:value-type="float">
            <text:p>15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2" calcext:value-type="float">
            <text:p>23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1" calcext:value-type="float">
            <text:p>18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oll ich mit Jesus tu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4" calcext:value-type="float">
            <text:p>15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4" calcext:value-type="float">
            <text:p>23.18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2" calcext:value-type="float">
            <text:p>18.4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t er denn Böses geta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35" calcext:value-type="float">
            <text:p>27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45" calcext:value-type="float">
            <text:p>15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2" calcext:value-type="float">
            <text:p>23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3" calcext:value-type="float">
            <text:p>18.4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dritten Mal: was hat er Böses ge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6" calcext:value-type="float">
            <text:p>27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5" calcext:value-type="float">
            <text:p>15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5" calcext:value-type="float">
            <text:p>23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freigegeben (Jesus gegeisselt und zur Kreuzigung überliefert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252" calcext:value-type="float">
            <text:p>23.25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 (wieder im Präterium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3" calcext:value-type="float">
            <text:p>23.2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ornenkrone – Purpurmantel [offb 17:3-4, 18:12, 18:16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9" calcext:value-type="float">
            <text:p>27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8" calcext:value-type="float">
            <text:p>1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4" calcext:value-type="float">
            <text:p>23.2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3" calcext:value-type="float">
            <text:p>19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i gegrüsst, König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1" calcext:value-type="float">
            <text:p>27.3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4" calcext:value-type="float">
            <text:p>15.18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5" calcext:value-type="float">
            <text:p>23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" calcext:value-type="float">
            <text:p>19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Weisst du nicht, dass ich Gewalt habe, dich loszugeben, und Gewalt habe, dich zu kreu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92" calcext:value-type="float">
            <text:p>27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2" calcext:value-type="float">
            <text:p>15.18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5" calcext:value-type="float">
            <text:p>19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he der Mens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2" calcext:value-type="float">
            <text:p>27.3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5" calcext:value-type="float">
            <text:p>15.18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2" calcext:value-type="float">
            <text:p>19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ilatus suchte, Jeus freizu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3" calcext:value-type="float">
            <text:p>27.3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6" calcext:value-type="float">
            <text:p>15.1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7" calcext:value-type="float">
            <text:p>23.2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Pilatus setzte sich auf den Richterstuhl, vgl mt-27-19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1" calcext:value-type="float">
            <text:p>27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" calcext:value-type="float">
            <text:p>1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051" calcext:value-type="float">
            <text:p>19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spottung fertig: Jesus werden die eigenen Kleider angezo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4" calcext:value-type="float">
            <text:p>27.3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7" calcext:value-type="float">
            <text:p>15.1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4" calcext:value-type="float">
            <text:p>19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 war Rüsttag des Passahs, um die 6.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1" calcext:value-type="float">
            <text:p>27.3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1" calcext:value-type="float">
            <text:p>23.261</text:p>
          </table:table-cell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5" calcext:value-type="float">
            <text:p>19.16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5" calcext:value-type="float">
            <text:p>27.32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5" calcext:value-type="float">
            <text:p>15.2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2" calcext:value-type="float">
            <text:p>23.26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8" calcext:value-type="float">
            <text:p>19.16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mone von Kyrene trägt das Kreuz, aber auch Jes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3" calcext:value-type="float">
            <text:p>27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5" office:value-type="float" office:value="15.22" calcext:value-type="float">
            <text:p>15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7" calcext:value-type="float">
            <text:p>19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 kommen an den Ort, genannt Schädelstä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3" calcext:value-type="float">
            <text:p>19.17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1" calcext:value-type="float">
            <text:p>19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2" calcext:value-type="float">
            <text:p>19.1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3. Stunde: Kreuzigun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1" calcext:value-type="float">
            <text:p>27.51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2" calcext:value-type="float">
            <text:p>27.512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1" calcext:value-type="float">
            <text:p>15.38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dbeben in Jerusale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" calcext:value-type="float">
            <text:p>15.38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. Joseph ist: ein reicher Mensch in mt, ein ehrbarer Ratsherr in mk, ein Mann/Ratsherr in lk, ein Jünger Jesu in jo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5" calcext:value-type="float">
            <text:p>28.05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6" calcext:value-type="float">
            <text:p>16.0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5" office:value-type="float" office:value="24.05" calcext:value-type="float">
            <text:p>24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5" calcext:value-type="float">
            <text:p>20.15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ngel (Mk: Jüngling, Lk 2 zwei Männer) sagt: Ich weiss, dass ihr Jesus, den Gekreuzigten sucht (Mk, was sucht ihr den Lebendigen unter den Toten?) -- In Joh spricht der Herr selbst: Wen suchst du (Aber siehe uach joh-20-1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7" calcext:value-type="float">
            <text:p>16.07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. (Mk: dort werdet ihr ihn seh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4" calcext:value-type="float">
            <text:p>12.24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<text:span text:style-name="T7">Antwort</text:span>: Ihr irrt, indem ihr die Schriften nicht kennt, noch die Kraft Gottes;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1" calcext:value-type="float">
            <text:p>22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4" calcext:value-type="float">
            <text:p>12.34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736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837"/>
      </table:named-expressions>
      <table:database-ranges>
        <table:database-range table:name="SortierRange" table:target-range-address="Parallelstellen.C2:Parallelstellen.AM837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837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number-style style:name="N158">
      <number:number number:decimal-places="4" number:min-decimal-places="4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 style:data-style-name="N2" text:time-value="20:34:55.400101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6-01-24T22:03:03.809739257</dc:date>
    <meta:editing-duration>P8DT4H48M20S</meta:editing-duration>
    <meta:editing-cycles>880</meta:editing-cycles>
    <meta:generator>LibreOffice/7.0.4.2$Linux_X86_64 LibreOffice_project/00$Build-2</meta:generator>
    <meta:document-statistic meta:table-count="1" meta:cell-count="5136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